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067354" officeooo:paragraph-rsid="00067354"/>
    </style:style>
    <style:style style:name="P2" style:family="paragraph" style:parent-style-name="List_20_Contents">
      <style:text-properties style:font-name="Eurostile LT Std Condensed"/>
    </style:style>
    <style:style style:name="P3" style:family="paragraph" style:parent-style-name="List_20_Contents">
      <style:text-properties style:font-name="Eurostile LT Std Condensed" officeooo:rsid="00067354" officeooo:paragraph-rsid="00067354"/>
    </style:style>
    <style:style style:name="P4" style:family="paragraph" style:parent-style-name="List_20_Heading">
      <style:text-properties style:font-name="Eurostile LT Std Condensed"/>
    </style:style>
    <style:style style:name="P5" style:family="paragraph" style:parent-style-name="Text_20_body">
      <style:text-properties style:font-name="Eurostile LT Std Condensed" fo:font-weight="bold" officeooo:rsid="000c9a83" style:font-weight-asian="bold" style:font-weight-complex="bold"/>
    </style:style>
    <style:style style:name="P6" style:family="paragraph" style:parent-style-name="Heading_20_4">
      <style:text-properties style:font-name="BankGothic Md BT" officeooo:rsid="000c9a83" officeooo:paragraph-rsid="000c9a83"/>
    </style:style>
    <style:style style:name="P7" style:family="paragraph" style:parent-style-name="Heading_20_4">
      <style:text-properties style:font-name="Eurostile LT Std Condensed" fo:font-style="italic" officeooo:rsid="0010ec54" officeooo:paragraph-rsid="000fceaf" style:font-style-asian="italic" style:font-style-complex="italic"/>
    </style:style>
    <style:style style:name="P8" style:family="paragraph" style:parent-style-name="List_20_Contents">
      <style:text-properties style:font-name="Eurostile LT Std Condensed" officeooo:rsid="00067354" officeooo:paragraph-rsid="00067354"/>
    </style:style>
    <style:style style:name="T1" style:family="text">
      <style:text-properties officeooo:rsid="00083b03"/>
    </style:style>
    <style:style style:name="T2" style:family="text">
      <style:text-properties officeooo:rsid="00086254"/>
    </style:style>
    <style:style style:name="T3" style:family="text">
      <style:text-properties officeooo:rsid="000999d5"/>
    </style:style>
    <style:style style:name="T4" style:family="text">
      <style:text-properties officeooo:rsid="000b8725"/>
    </style:style>
    <style:style style:name="T5" style:family="text">
      <style:text-properties style:font-name="Eurostile LT Std Condensed" fo:font-weight="bold" officeooo:rsid="000c9a83" style:font-weight-asian="bold" style:font-weight-complex="bold"/>
    </style:style>
    <style:style style:name="T6" style:family="text">
      <style:text-properties officeooo:rsid="0015d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ose concepts:</text:p>
      <text:p text:style-name="P2">* Ignore obstacles unless they are about to be interacted with.</text:p>
      <text:p text:style-name="P2">* <text:span text:style-name="T3">if an obstacle will be interacted with modify behavior based on swerving logic.</text:span></text:p>
      <text:p text:style-name="P3">* two states, engage and flee.</text:p>
      <text:p text:style-name="P3">* in flee state focus on escaping via either hyperspace or board edge with a secondary priority of reducing damage taken.</text:p>
      <text:p text:style-name="P3">* in engage state focus on destroying enemy ships with a priority on dealing damage when above half points and a priority on reducing damage while still getting a shot when below half points.<text:line-break/>* when a ship reaches a quarter health remaining they will swap states from engage to flee if able.</text:p>
      <text:p text:style-name="P3">* a ship behaves differently depending on if it is moving before or after it’s target.</text:p>
      <text:p text:style-name="P3">* there are 5 range bands the AI cares about: 0-1, 2, 3, 4-6, &gt;6</text:p>
      <text:p text:style-name="P3">* <text:span text:style-name="T1">the AI cares about target’s facing only if the target has not yet moved.</text:span></text:p>
      <text:p text:style-name="P3">* <text:span text:style-name="T1">the AI’s movement behavior cares which arc </text:span><text:span text:style-name="T2">its </text:span><text:span text:style-name="T1">target is in (all official arcs are checked </text:span><text:span text:style-name="T2">plus rear bullseye</text:span><text:span text:style-name="T1">).</text:span></text:p>
      <text:p text:style-name="P3">* <text:span text:style-name="T4">the AI is always First Player (moves and shoots first when initiative is the same).</text:span></text:p>
      <text:p text:style-name="P3">* <text:span text:style-name="T6">hyperspace rules similar to HotAC.</text:span></text:p>
      <text:p text:style-name="P1"/>
      <text:h text:style-name="P6" text:outline-level="4">Sequence of Activation Procedures</text:h>
      <text:p text:style-name="Text_20_body"><text:tab/><text:a xlink:type="simple" xlink:href="../Select%20Target%20Algorithm.txt" text:style-name="Internet_20_link" text:visited-style-name="Visited_20_Internet_20_Link"><text:span text:style-name="T5">Select Target</text:span></text:a></text:p>
      <text:p text:style-name="P5"><text:tab/><text:a xlink:type="simple" xlink:href="../Algorithms/Choose%20Maneuver%20Algorithm.txt" text:style-name="Internet_20_link" text:visited-style-name="Visited_20_Internet_20_Link">Choose Maneuver</text:a></text:p>
      <text:p text:style-name="P5"><text:tab/><text:a xlink:type="simple" xlink:href="../Algorithms/Check%20for%20Swerve%20Algorithm.txt" text:style-name="Internet_20_link" text:visited-style-name="Visited_20_Internet_20_Link">Check for Swerve</text:a></text:p>
      <text:p text:style-name="P5"><text:tab/><text:a xlink:type="simple" xlink:href="../Algorithms/Preform%20Maneuver%20Algorithm.txt" text:style-name="Internet_20_link" text:visited-style-name="Visited_20_Internet_20_Link">Preform Maneuver</text:a></text:p>
      <text:p text:style-name="P5"><text:tab/><text:a xlink:type="simple" xlink:href="../Algorithms/Preform%20Action%20Algorithm.txt" text:style-name="Internet_20_link" text:visited-style-name="Visited_20_Internet_20_Link">Preform Action</text:a></text:p>
      <text:p text:style-name="P5"/>
      <text:h text:style-name="P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2:38:25.201000000</meta:creation-date>
    <meta:generator>LibreOffice/7.2.4.1$Windows_X86_64 LibreOffice_project/27d75539669ac387bb498e35313b970b7fe9c4f9</meta:generator>
    <dc:date>2021-12-31T20:57:36.915000000</dc:date>
    <meta:editing-duration>PT55M8S</meta:editing-duration>
    <meta:editing-cycles>10</meta:editing-cycles>
    <meta:document-statistic meta:table-count="0" meta:image-count="0" meta:object-count="0" meta:page-count="1" meta:paragraph-count="18" meta:word-count="210" meta:character-count="1171" meta:non-whitespace-character-count="974"/>
  </office:meta>
</office:document-meta>
</file>